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ize="10pt" style:font-size-asian="10pt" style:font-size-complex="10pt"/>
    </style:style>
    <style:style style:name="P5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:</text:p>
      <text:list xml:id="list501108456" text:style-name="L1">
        <text:list-item>
          <text:p text:style-name="P4">JavaScript is a high-level, interpreted programming language that adds interactivity and behavior to web pages.</text:p>
        </text:list-item>
        <text:list-item>
          <text:p text:style-name="P4">Key Concepts:</text:p>
          <text:list>
            <text:list-item>
              <text:p text:style-name="P4">Variables: Declare and store data values using var, let, or const keywords.</text:p>
            </text:list-item>
            <text:list-item>
              <text:p text:style-name="P4">Data Types: String, Number, Boolean, Object, Array, null, and undefined.</text:p>
            </text:list-item>
            <text:list-item>
              <text:p text:style-name="P4">Operators: Arithmetic, Assignment, Comparison, Logical, and more.</text:p>
            </text:list-item>
            <text:list-item>
              <text:p text:style-name="P4">Control Flow: Conditional statements (if, else if, else), loops (for, while, do...while), and switch statements.</text:p>
            </text:list-item>
            <text:list-item>
              <text:p text:style-name="P4">Functions: Reusable blocks of code that perform specific tasks.</text:p>
            </text:list-item>
            <text:list-item>
              <text:p text:style-name="P4">Objects: Collections of key-value pairs, used for storing complex data and behavior.</text:p>
            </text:list-item>
            <text:list-item>
              <text:p text:style-name="P4">Arrays: Ordered lists of elements, accessible by index.</text:p>
            </text:list-item>
            <text:list-item>
              <text:p text:style-name="P4">DOM Manipulation: Modify HTML elements and attributes using JavaScript.</text:p>
            </text:list-item>
            <text:list-item>
              <text:p text:style-name="P4">Events: Respond to user actions or interactions on the web page.</text:p>
            </text:list-item>
          </text:list>
        </text:list-item>
        <text:list-item>
          <text:p text:style-name="P4">Functions:</text:p>
          <text:list>
            <text:list-item>
              <text:p text:style-name="P4">Function Declaration: Defines a named function that can be called later.</text:p>
            </text:list-item>
            <text:list-item>
              <text:p text:style-name="P4">Function Expression: Assigns an anonymous function to a variable.</text:p>
            </text:list-item>
            <text:list-item>
              <text:p text:style-name="P4">Arrow Functions: A concise way to write functions with a more compact syntax.</text:p>
            </text:list-item>
            <text:list-item>
              <text:p text:style-name="P4">Callback Functions: Functions passed as arguments to other functions to be executed later.</text:p>
            </text:list-item>
          </text:list>
        </text:list-item>
        <text:list-item>
          <text:p text:style-name="P4">Objects:</text:p>
          <text:list>
            <text:list-item>
              <text:p text:style-name="P4">Object Literal: Create objects with key-value pairs using curly braces.</text:p>
            </text:list-item>
            <text:list-item>
              <text:p text:style-name="P4">Object Methods: Functions associated with an object.</text:p>
            </text:list-item>
            <text:list-item>
              <text:p text:style-name="P4">Constructors: Create objects using constructor functions with the "new" keyword.</text:p>
            </text:list-item>
            <text:list-item>
              <text:p text:style-name="P4">Prototypes: Add properties and methods to objects' prototypes to achieve inheritance.</text:p>
            </text:list-item>
          </text:list>
        </text:list-item>
        <text:list-item>
          <text:p text:style-name="P4">Array Manipulation:</text:p>
          <text:list>
            <text:list-item>
              <text:p text:style-name="P4">Accessing Elements: Use index values to access specific elements in an array.</text:p>
            </text:list-item>
            <text:list-item>
              <text:p text:style-name="P4">Array Methods: Perform operations on arrays, such as push, pop, shift, unshift, splice, etc.</text:p>
            </text:list-item>
            <text:list-item>
              <text:p text:style-name="P4">Iteration: Use for loops or array methods like forEach, map, filter, reduce to iterate over arrays.</text:p>
            </text:list-item>
          </text:list>
        </text:list-item>
        <text:list-item>
          <text:p text:style-name="P4">Asynchronous JavaScript:</text:p>
          <text:list>
            <text:list-item>
              <text:p text:style-name="P4">Callbacks: Handle asynchronous operations by passing a function to be called when the operation is complete.</text:p>
            </text:list-item>
            <text:list-item>
              <text:p text:style-name="P4">Promises: Represent the result of an asynchronous operation and allow chaining of operations.</text:p>
            </text:list-item>
            <text:list-item>
              <text:p text:style-name="P4">Async/Await: Simplify asynchronous code using async functions and await keyword to wait for promises.</text:p>
            </text:list-item>
          </text:list>
        </text:list-item>
        <text:list-item>
          <text:p text:style-name="P4">Error Handling:</text:p>
          <text:list>
            <text:list-item>
              <text:p text:style-name="P4">try/catch: Surround code that may throw an error with try and catch the error to handle it gracefully.</text:p>
            </text:list-item>
          </text:list>
        </text:list-item>
        <text:list-item>
          <text:p text:style-name="P4">Modules:</text:p>
          <text:list>
            <text:list-item>
              <text:p text:style-name="P4">Use modules to organize and separate JavaScript code into reusable and independent units.</text:p>
            </text:list-item>
            <text:list-item>
              <text:p text:style-name="P4">Export and import functionality between modules using export and import statements.</text:p>
            </text:list-item>
          </text:list>
        </text:list-item>
        <text:list-item>
          <text:p text:style-name="P4">JSON:</text:p>
          <text:list>
            <text:list-item>
              <text:p text:style-name="P4">JavaScript Object Notation: A lightweight data-interchange format, often used for data exchange between a server and a web application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1">Mozilla Developer Network (MDN) JavaScript documentation: </text:span><text:a xlink:type="simple" xlink:href="https://developer.mozilla.org/en-US/docs/Web/JavaScript" office:target-frame-name="_new" xlink:show="replace" text:style-name="Internet_20_link" text:visited-style-name="Visited_20_Internet_20_Link"><text:span text:style-name="T1">https://developer.mozilla.org/en-US/docs/Web/JavaScript</text:span></text:a></text:p>
            </text:list-item>
            <text:list-item>
              <text:p text:style-name="P2"><text:span text:style-name="T1">W3Schools JavaScript tutorial: </text:span><text:a xlink:type="simple" xlink:href="https://www.w3schools.com/js/" office:target-frame-name="_new" xlink:show="replace" text:style-name="Internet_20_link" text:visited-style-name="Visited_20_Internet_20_Link"><text:span text:style-name="T1">https://www.w3schools.com/js/</text:span></text:a></text:p>
            </text:list-item>
            <text:list-item>
              <text:p text:style-name="P5">JavaScript Cheat Sheet: Download a printable cheat sheet for quick referenc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3:58.306005400</meta:creation-date>
    <dc:date>2023-07-11T15:54:12.236233794</dc:date>
    <meta:editing-duration>PT14S</meta:editing-duration>
    <meta:editing-cycles>1</meta:editing-cycles>
    <meta:document-statistic meta:table-count="0" meta:image-count="0" meta:object-count="0" meta:page-count="1" meta:paragraph-count="41" meta:word-count="416" meta:character-count="2769" meta:non-whitespace-character-count="2434"/>
    <meta:generator>LibreOffice/7.3.7.2$Linux_X86_64 LibreOffice_project/30$Build-2</meta:generator>
  </office:meta>
</office:document-meta>
</file>